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orphans="1" fo:text-indent="0in" style:auto-text-indent="false" style:writing-mode="lr-tb"/>
      <style:text-properties officeooo:paragraph-rsid="000aaa1f"/>
    </style:style>
    <style:style style:name="P2" style:family="paragraph" style:parent-style-name="Preformatted_20_Text">
      <style:paragraph-properties fo:orphans="1" style:writing-mode="lr-tb"/>
      <style:text-properties officeooo:paragraph-rsid="000aaa1f"/>
    </style:style>
    <style:style style:name="P3" style:family="paragraph" style:parent-style-name="Preformatted_20_Text">
      <style:paragraph-properties fo:margin-top="0in" fo:margin-bottom="0.1965in" style:contextual-spacing="false" fo:orphans="1" style:writing-mode="lr-tb"/>
      <style:text-properties officeooo:paragraph-rsid="000aaa1f"/>
    </style:style>
    <style:style style:name="P4" style:family="paragraph" style:parent-style-name="Preformatted_20_Text">
      <style:paragraph-properties fo:margin-top="0in" fo:margin-bottom="0.1965in" style:contextual-spacing="false" fo:orphans="1"/>
      <style:text-properties officeooo:paragraph-rsid="000aaa1f"/>
    </style:style>
    <style:style style:name="P5" style:family="paragraph" style:parent-style-name="Preformatted_20_Text">
      <style:paragraph-properties fo:orphans="1"/>
      <style:text-properties officeooo:paragraph-rsid="000aaa1f"/>
    </style:style>
    <style:style style:name="P6" style:family="paragraph" style:parent-style-name="Text_20_body">
      <style:paragraph-properties fo:orphans="1"/>
      <style:text-properties officeooo:paragraph-rsid="000aaa1f"/>
    </style:style>
    <style:style style:name="P7" style:family="paragraph" style:parent-style-name="Text_20_body">
      <style:paragraph-properties fo:margin-left="0in" fo:margin-right="0in" fo:margin-top="0in" fo:margin-bottom="0in" style:contextual-spacing="false" fo:orphans="1" fo:text-indent="0in" style:auto-text-indent="false"/>
      <style:text-properties officeooo:paragraph-rsid="000aaa1f"/>
    </style:style>
    <style:style style:name="P8" style:family="paragraph" style:parent-style-name="Text_20_body">
      <style:paragraph-properties fo:margin-left="0in" fo:margin-right="0in" fo:orphans="1" fo:text-indent="0in" style:auto-text-indent="false"/>
      <style:text-properties officeooo:paragraph-rsid="000aaa1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# Step 4: Computing the Unified Mass Transformation Equation</text:span></text:p>
      <text:p text:style-name="P2"/>
      <text:p text:style-name="P2"><text:span text:style-name="Source_20_Text"># Define a function to compute the transition of mass from wave to particle perspective</text:span></text:p>
      <text:p text:style-name="P2"><text:span text:style-name="Source_20_Text">def unified_mass_transition(n, theta, lambda_factor=0.02):</text:span></text:p>
      <text:p text:style-name="P2"><text:span text:style-name="Source_20_Text"><text:s text:c="4"/>"""Computes the smooth transition from mass as a wave to mass as a particle."""</text:span></text:p>
      <text:p text:style-name="P2"><text:span text:style-name="Source_20_Text"><text:s text:c="4"/>return mass_gaps_fractal[n-1] * np.cos(theta) * np.exp(-lambda_factor * n)</text:span></text:p>
      <text:p text:style-name="P2"/>
      <text:p text:style-name="P2"><text:span text:style-name="Source_20_Text"># Compute the mass transition curve for different observer angles</text:span></text:p>
      <text:p text:style-name="P2"><text:span text:style-name="Source_20_Text">mass_transition = [[unified_mass_transition(n, theta) for theta in angles] for n in range(10)]</text:span></text:p>
      <text:p text:style-name="P2"/>
      <text:p text:style-name="P2"><text:span text:style-name="Source_20_Text"># Plot the unified mass transition model</text:span></text:p>
      <text:p text:style-name="P2"><text:span text:style-name="Source_20_Text">plt.figure(figsize=(10, 6))</text:span></text:p>
      <text:p text:style-name="P2"/>
      <text:p text:style-name="P2"><text:span text:style-name="Source_20_Text">for n in range(10):</text:span></text:p>
      <text:p text:style-name="P2"><text:span text:style-name="Source_20_Text"><text:s text:c="4"/>plt.plot(angle_degrees, mass_transition[n], label=f"n={n+1} Mode")</text:span></text:p>
      <text:p text:style-name="P2"/>
      <text:p text:style-name="P2"><text:span text:style-name="Source_20_Text">plt.xlabel("Observer Angle (Degrees)")</text:span></text:p>
      <text:p text:style-name="P2"><text:span text:style-name="Source_20_Text">plt.ylabel("Unified Perceived Mass (Joules)")</text:span></text:p>
      <text:p text:style-name="P2"><text:span text:style-name="Source_20_Text">plt.title("Unified Transition Model: Mass as Wave to Mass as Particle")</text:span></text:p>
      <text:p text:style-name="P2"><text:span text:style-name="Source_20_Text">plt.legend()</text:span></text:p>
      <text:p text:style-name="P2"><text:span text:style-name="Source_20_Text">plt.grid(True)</text:span></text:p>
      <text:p text:style-name="P2"><text:span text:style-name="Source_20_Text">plt.show()</text:span></text:p>
      <text:p text:style-name="P2"/>
      <text:p text:style-name="P2"><text:span text:style-name="Source_20_Text"># Return computed transition mass values</text:span></text:p>
      <text:p text:style-name="P3"><text:span text:style-name="Source_20_Text">mass_transition</text:span></text:p>
      <text:p text:style-name="P6">Result</text:p>
      <text:p text:style-name="P5">[[6.153212370493166e-26,</text:p>
      <text:p text:style-name="P5"><text:s text:c="2"/>6.059731248392296e-26,</text:p>
      <text:p text:style-name="P5"><text:s text:c="2"/>5.782128258680994e-26,</text:p>
      <text:p text:style-name="P5"><text:s text:c="2"/>5.328838227727747e-26,</text:p>
      <text:p text:style-name="P5"><text:s text:c="2"/>4.713634143747245e-26,</text:p>
      <text:p text:style-name="P5"><text:s text:c="2"/>3.9552086715229464e-26,</text:p>
      <text:p text:style-name="P5"><text:s text:c="2"/>3.0766061852465833e-26,</text:p>
      <text:p text:style-name="P5"><text:s text:c="2"/>2.1045225768693511e-26,</text:p>
      <text:p text:style-name="P5"><text:s text:c="2"/>1.0684941149337514e-26,</text:p>
      <text:p text:style-name="P5"><text:s text:c="2"/>3.767755916999176e-42],</text:p>
      <text:p text:style-name="P5"><text:s/>[5.6505273021757964e-27,</text:p>
      <text:p text:style-name="P5"><text:s text:c="2"/>5.56468309578988e-27,</text:p>
      <text:p text:style-name="P5"><text:s text:c="2"/>5.309758809403902e-27,</text:p>
      <text:p text:style-name="P5"><text:s text:c="2"/>4.893500188461789e-27,</text:p>
      <text:p text:style-name="P5"><text:s text:c="2"/>4.32855504052384e-27,</text:p>
      <text:p text:style-name="P5"><text:s text:c="2"/>3.63208893803411e-27,</text:p>
      <text:p text:style-name="P5"><text:s text:c="2"/>2.8252636510878986e-27,</text:p>
      <text:p text:style-name="P5"><text:s text:c="2"/>1.932594157755771e-27,</text:p>
      <text:p text:style-name="P5"><text:s text:c="2"/>9.812037688800637e-28,</text:p>
      <text:p text:style-name="P5"><text:s text:c="2"/>3.4599500870521587e-43],</text:p>
      <text:p text:style-name="P5"><text:s/>[1.1254854497446534e-26,</text:p>
      <text:p text:style-name="P5"><text:s text:c="2"/>1.1083867968109665e-26,</text:p>
      <text:p text:style-name="P5"><text:s text:c="2"/>1.0576103719269601e-26,</text:p>
      <text:p text:style-name="P5"><text:s text:c="2"/>9.74698991068624e-27,</text:p>
      <text:p text:style-name="P5"><text:s text:c="2"/>8.621718745881559e-27,</text:p>
      <text:p text:style-name="P5"><text:s text:c="2"/>7.234481019783456e-27,</text:p>
      <text:p text:style-name="P5"><text:s text:c="2"/>5.6274272487232685e-27,</text:p>
      <text:p text:style-name="P5"><text:s text:c="2"/>3.849386948326213e-27,</text:p>
      <text:p text:style-name="P5"><text:s text:c="2"/>1.954384973388047e-27,</text:p>
      <text:p text:style-name="P5"><text:soft-page-break/><text:s text:c="2"/>6.891610767583546e-43],</text:p>
      <text:p text:style-name="P5"><text:s/>[1.6733235974450127e-26,</text:p>
      <text:p text:style-name="P5"><text:s text:c="2"/>1.6479020520621274e-26,</text:p>
      <text:p text:style-name="P5"><text:s text:c="2"/>1.5724098367060082e-26,</text:p>
      <text:p text:style-name="P5"><text:s text:c="2"/>1.4491407441393466e-26,</text:p>
      <text:p text:style-name="P5"><text:s text:c="2"/>1.2818402433626099e-26,</text:p>
      <text:p text:style-name="P5"><text:s text:c="2"/>1.0755916754337607e-26,</text:p>
      <text:p text:style-name="P5"><text:s text:c="2"/>8.366617987225065e-27,</text:p>
      <text:p text:style-name="P5"><text:s text:c="2"/>5.723103766283671e-27,</text:p>
      <text:p text:style-name="P5"><text:s text:c="2"/>2.9056959334339874e-27,</text:p>
      <text:p text:style-name="P5"><text:s text:c="2"/>1.0246151937743843e-42],</text:p>
      <text:p text:style-name="P5"><text:s/>[2.2056984402692875e-26,</text:p>
      <text:p text:style-name="P5"><text:s text:c="2"/>2.172188924784129e-26,</text:p>
      <text:p text:style-name="P5"><text:s text:c="2"/>2.072678548000037e-26,</text:p>
      <text:p text:style-name="P5"><text:s text:c="2"/>1.910190882360916e-26,</text:p>
      <text:p text:style-name="P5"><text:s text:c="2"/>1.689663033364485e-26,</text:p>
      <text:p text:style-name="P5"><text:s text:c="2"/>1.4177956281100234e-26,</text:p>
      <text:p text:style-name="P5"><text:s text:c="2"/>1.1028492201346439e-26,</text:p>
      <text:p text:style-name="P5"><text:s text:c="2"/>7.54393296674106e-27,</text:p>
      <text:p text:style-name="P5"><text:s text:c="2"/>3.8301551463555256e-27,</text:p>
      <text:p text:style-name="P5"><text:s text:c="2"/>1.3506007673800461e-42],</text:p>
      <text:p text:style-name="P5"><text:s/>[2.721328041097921e-26,</text:p>
      <text:p text:style-name="P5"><text:s text:c="2"/>2.679984953362758e-26,</text:p>
      <text:p text:style-name="P5"><text:s text:c="2"/>2.5572118789574878e-26,</text:p>
      <text:p text:style-name="P5"><text:s text:c="2"/>2.3567392156217425e-26,</text:p>
      <text:p text:style-name="P5"><text:s text:c="2"/>2.084658223786917e-26,</text:p>
      <text:p text:style-name="P5"><text:s text:c="2"/>1.7492359467102856e-26,</text:p>
      <text:p text:style-name="P5"><text:s text:c="2"/>1.3606640205489608e-26,</text:p>
      <text:p text:style-name="P5"><text:s text:c="2"/>9.307490066524727e-27,</text:p>
      <text:p text:style-name="P5"><text:s text:c="2"/>4.725536551705716e-27,</text:p>
      <text:p text:style-name="P5"><text:s text:c="2"/>1.666332837480253e-42],</text:p>
      <text:p text:style-name="P5"><text:s/>[3.219626762957936e-26,</text:p>
      <text:p text:style-name="P5"><text:s text:c="2"/>3.1707133979665744e-26,</text:p>
      <text:p text:style-name="P5"><text:s text:c="2"/>3.0254595108363935e-26,</text:p>
      <text:p text:style-name="P5"><text:s text:c="2"/>2.788278567425832e-26,</text:p>
      <text:p text:style-name="P5"><text:s text:c="2"/>2.4663771906810705e-26,</text:p>
      <text:p text:style-name="P5"><text:s text:c="2"/>2.069536191044542e-26,</text:p>
      <text:p text:style-name="P5"><text:s text:c="2"/>1.6098133814789683e-26,</text:p>
      <text:p text:style-name="P5"><text:s text:c="2"/>1.1011772069220326e-26,</text:p>
      <text:p text:style-name="P5"><text:s text:c="2"/>5.590823201553238e-27,</text:p>
      <text:p text:style-name="P5"><text:s text:c="2"/>1.9714528048527952e-42],</text:p>
      <text:p text:style-name="P5"><text:s/>[3.70037333967833e-26,</text:p>
      <text:p text:style-name="P5"><text:s text:c="2"/>3.6441563539548954e-26,</text:p>
      <text:p text:style-name="P5"><text:s text:c="2"/>3.4772135214486335e-26,</text:p>
      <text:p text:style-name="P5"><text:s text:c="2"/>3.204617315648097e-26,</text:p>
      <text:p text:style-name="P5"><text:s text:c="2"/>2.8346504343262e-26,</text:p>
      <text:p text:style-name="P5"><text:s text:c="2"/>2.3785541339596302e-26,</text:p>
      <text:p text:style-name="P5"><text:s text:c="2"/>1.8501866698391652e-26,</text:p>
      <text:p text:style-name="P5"><text:s text:c="2"/>1.2656022199952663e-26,</text:p>
      <text:p text:style-name="P5"><text:s text:c="2"/>6.425630871224353e-27,</text:p>
      <text:p text:style-name="P5"><text:s text:c="2"/>2.265825183043634e-42],</text:p>
      <text:p text:style-name="P5"><text:s/>[4.163558604198393e-26,</text:p>
      <text:p text:style-name="P5"><text:s text:c="2"/>4.100304793535264e-26,</text:p>
      <text:p text:style-name="P5"><text:s text:c="2"/>3.9124652965749064e-26,</text:p>
      <text:p text:style-name="P5"><text:s text:c="2"/>3.605747521381087e-26,</text:p>
      <text:p text:style-name="P5"><text:s text:c="2"/>3.189470932346388e-26,</text:p>
      <text:p text:style-name="P5"><text:s text:c="2"/>2.676283882982509e-26,</text:p>
      <text:p text:style-name="P5"><text:s text:c="2"/>2.0817793020991968e-26,</text:p>
      <text:p text:style-name="P5"><text:s text:c="2"/>1.424020910552756e-26,</text:p>
      <text:p text:style-name="P5"><text:soft-page-break/><text:s text:c="2"/>7.229943642285195e-27,</text:p>
      <text:p text:style-name="P5"><text:s text:c="2"/>2.5494443588469915e-42],</text:p>
      <text:p text:style-name="P5"><text:s/>[4.6093057007385816e-26,</text:p>
      <text:p text:style-name="P5"><text:s text:c="2"/>4.539279990090723e-26,</text:p>
      <text:p text:style-name="P5"><text:s text:c="2"/>4.3313305539304654e-26,</text:p>
      <text:p text:style-name="P5"><text:s text:c="2"/>3.991775830648045e-26,</text:p>
      <text:p text:style-name="P5"><text:s text:c="2"/>3.530933018687419e-26,</text:p>
      <text:p text:style-name="P5"><text:s text:c="2"/>2.962804593692292e-26,</text:p>
      <text:p text:style-name="P5"><text:s text:c="2"/>2.3046528503692914e-26,</text:p>
      <text:p text:style-name="P5"><text:s text:c="2"/>1.5764753963984324e-26,</text:p>
      <text:p text:style-name="P5"><text:s text:c="2"/>8.003975352430486e-27,</text:p>
      <text:p text:style-name="P4"><text:s text:c="2"/>2.822385736350576e-42]]</text:p>
      <text:p text:style-name="P7"/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9T10:29:43.477995103</meta:creation-date>
    <dc:date>2025-02-09T10:30:29.163695451</dc:date>
    <meta:editing-duration>PT45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3" meta:paragraph-count="120" meta:word-count="217" meta:character-count="3380" meta:non-whitespace-character-count="3082"/>
  </office:meta>
</office:document-meta>
</file>